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7000000303361AF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style="italic" style:text-underline-style="none" style:font-style-asian="italic" style:font-style-complex="itali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text-underline-style="none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fo:color="#008000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text-properties style:use-window-font-color="true" fo:font-style="italic" style:text-underline-style="none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b80047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Preformatted_20_Text"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8000" style:text-underline-style="none"/>
    </style:style>
    <style:style style:name="T10" style:family="text">
      <style:text-properties style:use-window-font-color="true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paragraph" svg:x="12.635cm" svg:y="0.263cm" svg:width="1.125cm" svg:height="1.385cm" draw:z-index="0"><draw:image xlink:href="Pictures/1000020100000027000000303361AFA6.png" xlink:type="simple" xlink:show="embed" xlink:actuate="onLoad"/></draw:frame><text:tab/><text:tab/></text:p>
      <text:p text:style-name="P13"><text:tab/><text:tab/><text:tab/><text:tab/>OpenCV 2.2</text:p>
      <text:p text:style-name="P13"/>
      <text:p text:style-name="P11"/>
      <text:p text:style-name="P12">Installation sou<text:span text:style-name="T5">s Ubuntu 10.x :</text:span></text:p>
      <text:p text:style-name="P1"/>
      <text:p text:style-name="P7"><text:span text:style-name="T1">- </text:span><text:span text:style-name="T2">T</text:span><text:span text:style-name="T2">élécharg</text:span><text:span text:style-name="T2">er </text:span><text:span text:style-name="T2">et décompresser</text:span><text:span text:style-name="T1"> </text:span><text:span text:style-name="T1">: </text:span></text:p>
      <text:p text:style-name="P7"><text:a xlink:type="simple" xlink:href="http://sourceforge.net/projects/opencvlibrary/files/opencv-unix/2.2/">http://sourceforge.net/projects/opencvlibrary/files/opencv-unix/2.2/</text:a></text:p>
      <text:p text:style-name="P2">exemple dans /home/julien/Downloads/ OpenCV-2.2.0</text:p>
      <text:p text:style-name="P1"/>
      <text:p text:style-name="P1">- <text:span text:style-name="T8">I</text:span><text:span text:style-name="T8">nstaller les packages suivants</text:span> :</text:p>
      <text:p text:style-name="P2">sudo apt-get install cmake</text:p>
      <text:p text:style-name="P2">sudo apt-get install libgtk2.0-dev</text:p>
      <text:p text:style-name="P2">sudo apt-get install pkg-config</text:p>
      <text:p text:style-name="P2">sudo apt-get install libcv-dev</text:p>
      <text:p text:style-name="P2">sudo apt-get install libhighgui-dev</text:p>
      <text:p text:style-name="P2"/>
      <text:p text:style-name="Standard">- <text:span text:style-name="T8">C</text:span><text:span text:style-name="T8">réer </text:span><text:span text:style-name="T8">un nouveau</text:span><text:span text:style-name="T8"> dossier, où sera </text:span><text:span text:style-name="T8">installé OpenCV, </text:span><text:span text:style-name="T8">et s'y placer :</text:span></text:p>
      <text:p text:style-name="P2">mkdir /home/julien/OpenCV_2.2</text:p>
      <text:p text:style-name="P2">cd /home/julien/OpenCV_2.2/</text:p>
      <text:p text:style-name="P2"/>
      <text:p text:style-name="Standard">- <text:span text:style-name="T8">E</text:span><text:span text:style-name="T8">xécuter successivement</text:span> :</text:p>
      <text:p text:style-name="P3">sudo cmake -D CMAKE_INSTALL_PREFIX=/usr/local/<text:span text:style-name="T5"> </text:span><text:span text:style-name="T9"><text:s/></text:span><text:span text:style-name="T9">&lt;</text:span><text:span text:style-name="T9">Folder&gt;</text:span></text:p>
      <text:p text:style-name="P8"><text:span text:style-name="T7"><text:tab/>&lt;</text:span><text:span text:style-name="T7">Folder&gt;</text:span><text:span text:style-name="T1"> </text:span><text:span text:style-name="T10">étant le chemin du </text:span><text:span text:style-name="T10">dossier </text:span><text:span text:style-name="T10">qui </text:span><text:span text:style-name="T10">cont</text:span><text:span text:style-name="T10">ient</text:span><text:span text:style-name="T10"> les sources opencv précédemment </text:span><text:span text:style-name="T10"><text:tab/></text:span><text:span text:style-name="T10">téléchargées, </text:span><text:span text:style-name="T10">exemple</text:span><text:span text:style-name="T1"> : </text:span><text:span text:style-name="T7">/home/julien/Downloads/ OpenCV-2.2.0</text:span></text:p>
      <text:p text:style-name="P9">sudo make </text:p>
      <text:p text:style-name="P9">sudo make install</text:p>
      <text:p text:style-name="P10">sudo ldconfig</text:p>
      <text:p text:style-name="P3"/>
      <text:p text:style-name="P3"/>
      <text:p text:style-name="P6">Utilisation d'OpenCV 2.2</text:p>
      <text:p text:style-name="P4"/>
      <text:p text:style-name="P4">Une nouvelle version du framework Open Computer Vision est sortie en décembre 2010, la version 2.2. (<text:span text:style-name="T6">Pour </text:span><text:span text:style-name="T6">la l</text:span><text:span text:style-name="T6">iste complète des changements</text:span>: <text:a xlink:type="simple" xlink:href="http://opencv.willowgarage.com/wiki/OpenCV%20Change%20Logs">http://opencv.willowgarage.com/wiki/OpenCV%20Change%20Logs</text:a> )</text:p>
      <text:p text:style-name="P4"/>
      <text:p text:style-name="P4">La structure interne a été modifiée, et les anciennes bibliothèques sont maintenant décomposées en plus petits modules, qu'il faut charger indépendamment.</text:p>
      <text:p text:style-name="P4"/>
      <text:p text:style-name="P4">Dans le code, la procédure recommandée pour inclure les composants d'opencv est de la forme :</text:p>
      <text:p text:style-name="P2">#include &lt;opencv2/core/core.hpp&gt;</text:p>
      <text:p text:style-name="P4"/>
      <text:p text:style-name="P4">Et les nouvelles options au niveau du linker sont : </text:p>
      <text:p text:style-name="P14">-lopencv_core</text:p>
      <text:p text:style-name="P14">-lopencv_imgproc</text:p>
      <text:p text:style-name="P14">-lopencv_calib3d</text:p>
      <text:p text:style-name="P14">-lopencv_video</text:p>
      <text:p text:style-name="P14">-lopencv_features2d</text:p>
      <text:p text:style-name="P14">-lopencv_ml</text:p>
      <text:p text:style-name="P14">-lopencv_highgui</text:p>
      <text:p text:style-name="P14">-lopencv_objdetect</text:p>
      <text:p text:style-name="P14">-lopencv_contrib</text:p>
      <text:p text:style-name="P14">-lopencv_legacy</text:p>
      <text:p text:style-name="Standard"><text:soft-page-break/>Documentation :</text:p>
      <text:p text:style-name="Standard">une fois l'installation terminée : /usr/local/share/opencv/doc</text:p>
      <text:p text:style-name="Standard"><text:a xlink:type="simple" xlink:href="http://opencv.willowgarage.com/documentation/c/index.html">http://opencv.willowgarage.com/documentation/c/index.html</text:a> (C)</text:p>
      <text:p text:style-name="Standard"><text:a xlink:type="simple" xlink:href="http://opencv.willowgarage.com/documentation/cpp/index.html">http://opencv.willowgarage.com/documentation/cpp/index.html</text:a> (C++)</text:p>
      <text:p text:style-name="Standard"/>
      <text:p text:style-name="Standard"><text:span text:style-name="Emphasis"><text:span text:style-name="T3">Des exemples d'utilisation des nouvelles fonctionnalités peuvent être trouvés ici :</text:span></text:span></text:p>
      <text:p text:style-name="Standard"><text:a xlink:type="simple" xlink:href="https://code.ros.org/svn/opencv/trunk/opencv/samples"><text:span text:style-name="Emphasis"><text:span text:style-name="T4">https://code.ros.org/svn/opencv/trunk/opencv/samples</text:span></text:span></text:a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ource :</text:p>
      <text:p text:style-name="P5"><text:a xlink:type="simple" xlink:href="http://opencv.willowgarage.com/wiki/InstallGuide">http://opencv.willowgarage.com/wiki/InstallGuid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2-03T16:51:31.29</dc:date>
    <dc:creator>Julien </dc:creator>
    <meta:editing-duration>PT05H26M39S</meta:editing-duration>
    <meta:editing-cycles>120</meta:editing-cycles>
    <meta:generator>OpenOffice.org/3.2$Win32 OpenOffice.org_project/320m18$Build-9502</meta:generator>
    <meta:document-statistic meta:table-count="0" meta:image-count="1" meta:object-count="0" meta:page-count="2" meta:paragraph-count="46" meta:word-count="206" meta:character-count="1882"/>
  </office:meta>
</office:document-meta>
</file>